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margin-top="0.101cm" fo:margin-bottom="0.101cm" style:contextual-spacing="false"/>
      <style:text-properties officeooo:paragraph-rsid="00128558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fo:font-size="12pt" officeooo:paragraph-rsid="001484b2" style:font-size-asian="12pt" style:font-size-complex="12pt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fo:font-size="12pt" officeooo:paragraph-rsid="001801c7" style:font-size-asian="12pt" style:font-size-complex="12pt"/>
    </style:style>
    <style:style style:name="T1" style:family="text">
      <style:text-properties officeooo:rsid="0011ea2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28558" style:font-size-asian="12pt" style:font-size-complex="12pt"/>
    </style:style>
    <style:style style:name="T4" style:family="text">
      <style:text-properties fo:font-size="12pt" officeooo:rsid="001484b2" style:font-size-asian="12pt" style:font-size-complex="12pt"/>
    </style:style>
    <style:style style:name="T5" style:family="text">
      <style:text-properties officeooo:rsid="001484b2"/>
    </style:style>
    <style:style style:name="T6" style:family="text">
      <style:text-properties officeooo:rsid="001801c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artado 1</text:h>
      <text:list xml:id="list3569255454" text:style-name="L1">
        <text:list-item>
          <text:p text:style-name="P1">¿<text:span text:style-name="T2">Cómo se introduce una fórmula en Calc?</text:span></text:p>
          <text:list>
            <text:list-header>
              <text:p text:style-name="P1"><text:span text:style-name="T3">En la celda donde almacenaremos el resultado, intriducimos el símbolo “=”. </text:span><text:span text:style-name="T4">Seleccionamos las celdas con los datos y formulamos las operaciones necesarias.</text:span></text:p>
            </text:list-header>
          </text:list>
        </text:list-item>
        <text:list-item>
          <text:p text:style-name="P2">¿Por qué si en la columna G queríamos la raíz cuadrada elevamos a 1/2?</text:p>
          <text:list>
            <text:list-header>
              <text:p text:style-name="P2"><text:span text:style-name="T5">Si elevamos un numero por la unidad, dividida por el índice de la raíz, producirá la raíz con el mismo índice.</text:span></text:p>
            </text:list-header>
          </text:list>
        </text:list-item>
        <text:list-item>
          <text:p text:style-name="P3">¿Para qué sirven los paréntesis dentro de las fórmulas?</text:p>
          <text:list>
            <text:list-header>
              <text:p text:style-name="P3"><text:span text:style-name="T6">Los parentesis dan prioridad a las operaciones que se encuentran dentro de ellos.</text:span></text:p>
            </text:list-header>
          </text:list>
        </text:list-item>
        <text:list-item>
          <text:p text:style-name="P3">¿Qué tengo que hacer si quiero obtener una raíz cúbic<text:span text:style-name="T1">a?</text:span></text:p>
          <text:list>
            <text:list-header>
              <text:p text:style-name="P3"><text:span text:style-name="T6">Elevar ese número con la unidad dividido 3.</text:span></text:p>
            </text:list-header>
          </text:list>
        </text:list-item>
        <text:list-item>
          <text:p text:style-name="P3"><text:span text:style-name="T1">¿Qué cambios observamos en el Apartado 1?</text:span></text:p>
          <text:list>
            <text:list-header>
              <text:p text:style-name="P3"><text:span text:style-name="T6">Las columnas con los resultados se actualizan automáticamente acorde a los nuevos valores.</text:span></text:p>
            </text:list-header>
          </text:list>
        </text:list-item>
        <text:list-item>
          <text:p text:style-name="P3"><text:span text:style-name="T1">¿ Se ven reflejados en el apartado 4?</text:span></text:p>
          <text:list>
            <text:list-header>
              <text:p text:style-name="P3"><text:span text:style-name="T6">Al ser hojas enlazadas, cualquier cambio de la hoja 1 se refleja en la hoja 4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5:30:15.111000000</meta:creation-date>
    <dc:date>2022-11-02T17:43:56.543168792</dc:date>
    <meta:editing-duration>PT1H17M24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3" meta:word-count="162" meta:character-count="874" meta:non-whitespace-character-count="737"/>
  </office:meta>
</office:document-meta>
</file>